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2.9866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1.4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874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 style:data-style-name="N5000">
      <style:table-cell-properties style:rotation-align="non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25">
      <style:table-cell-properties style:rotation-align="non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5100">
      <style:table-cell-properties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5100">
      <style:table-cell-properties style:rotation-align="non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4">
      <style:table-cell-properties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4">
      <style:table-cell-properties style:rotation-align="non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14"/>
        <table:table-column table:style-name="co4" table:default-cell-style-name="ce22"/>
        <table:table-column table:style-name="co5" table:number-columns-repeated="3" table:default-cell-style-name="ce27"/>
        <table:table-column table:style-name="co6" table:default-cell-style-name="ce22"/>
        <table:table-column table:style-name="co7" table:number-columns-repeated="1015" table:default-cell-style-name="ce36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6"/>
          <table:table-cell table:style-name="ce12"/>
          <table:table-cell table:style-name="ce20"/>
          <table:table-cell table:style-name="ce25"/>
          <table:table-cell table:style-name="ce25" office:value-type="string">
            <text:p>Run Report: <text:s/><text:a xlink:href="python://get_current_date()" xlink:type="simple">current_date</text:a></text:p>
          </table:table-cell>
          <table:table-cell table:style-name="ce25"/>
          <table:table-cell table:style-name="ce20"/>
          <table:table-cell table:style-name="ce35" table:number-columns-repeated="1015"/>
        </table:table-row>
        <table:table-row table:style-name="ro2">
          <table:table-cell table:style-name="ce1" office:value-type="string">
            <text:p><text:a xlink:href="python://get_company_address()" xlink:type="simple">address</text:a></text:p>
          </table:table-cell>
          <table:table-cell table:style-name="ce6"/>
          <table:table-cell table:style-name="ce12"/>
          <table:table-cell table:style-name="ce20"/>
          <table:table-cell table:style-name="ce25" table:number-columns-repeated="3"/>
          <table:table-cell table:style-name="ce20"/>
          <table:table-cell table:style-name="ce35" table:number-columns-repeated="1015"/>
        </table:table-row>
        <table:table-row table:style-name="ro3">
          <table:table-cell table:style-name="ce2" office:value-type="string" table:number-columns-spanned="8" table:number-rows-spanned="1">
            <text:p>THẺ KHO (Stock Card)</text:p>
          </table:table-cell>
          <table:covered-table-cell table:number-columns-repeated="7" table:style-name="ce7"/>
          <table:table-cell table:number-columns-repeated="1015"/>
        </table:table-row>
        <table:table-row table:style-name="ro4">
          <table:table-cell table:style-name="ce3" office:value-type="string">
            <text:p>Kho/Warehouse: <text:s text:c="2"/></text:p>
          </table:table-cell>
          <table:table-cell table:style-name="ce8"/>
          <table:table-cell table:style-name="ce13"/>
          <table:table-cell table:style-name="ce21"/>
          <table:table-cell table:style-name="ce26" table:number-columns-repeated="3"/>
          <table:table-cell table:style-name="ce21"/>
          <table:table-cell table:style-name="ce37" table:number-columns-repeated="1015"/>
        </table:table-row>
        <table:table-row table:style-name="ro5">
          <table:table-cell table:style-name="ce3" office:value-type="string">
            <text:p>Từ ngày/Date: <text:s/><text:a xlink:href="python://get_date_start()" xlink:type="simple">date_start</text:a> - <text:s/><text:a xlink:href="python://get_date_end()" xlink:type="simple">date_end</text:a></text:p>
          </table:table-cell>
          <table:table-cell table:style-name="ce8"/>
          <table:table-cell table:style-name="ce13"/>
          <table:table-cell table:style-name="ce21"/>
          <table:table-cell table:style-name="ce26" table:number-columns-repeated="3"/>
          <table:table-cell table:style-name="ce21"/>
          <table:table-cell table:style-name="ce37" table:number-columns-repeated="1015"/>
        </table:table-row>
        <table:table-row table:style-name="ro4">
          <table:table-cell table:style-name="ce3" office:value-type="string">
            <text:p>Sản phẩm/Product: <text:s text:c="2"/><text:a xlink:href="python://get_product_name()" xlink:type="simple">product_name</text:a></text:p>
          </table:table-cell>
          <table:table-cell table:style-name="ce8"/>
          <table:table-cell table:style-name="ce13"/>
          <table:table-cell table:style-name="ce13" office:value-type="string">
            <text:p>UoM: <text:s text:c="2"/><text:a xlink:href="python://get_uom_base()" xlink:type="simple">get_uom_base</text:a></text:p>
          </table:table-cell>
          <table:table-cell table:style-name="ce13" office:value-type="string">
            <text:p>Số lô: <text:s text:c="2"/><text:a xlink:href="python://get_solo()" xlink:type="simple">get_solo</text:a></text:p>
          </table:table-cell>
          <table:table-cell table:style-name="ce26"/>
          <table:table-cell table:style-name="ce13" office:value-type="string">
            <text:p>Hạn dùng: <text:s text:c="2"/><text:a xlink:href="python://get_date_hd(get_hd())" xlink:type="simple">handung</text:a></text:p>
          </table:table-cell>
          <table:table-cell table:style-name="ce21"/>
          <table:table-cell table:style-name="ce37" table:number-columns-repeated="1015"/>
        </table:table-row>
        <table:table-row table:style-name="ro6">
          <table:table-cell table:number-columns-repeated="1023"/>
        </table:table-row>
        <table:table-row table:style-name="ro7">
          <table:table-cell table:style-name="ce5"/>
          <table:table-cell table:style-name="ce9" office:value-type="string">
            <text:p>Ngày</text:p>
            <text:p>(Date)</text:p>
          </table:table-cell>
          <table:table-cell table:style-name="ce15" office:value-type="string">
            <text:p>Số phiếu</text:p>
            <text:p>(No.)</text:p>
          </table:table-cell>
          <table:table-cell table:style-name="ce15" office:value-type="string">
            <text:p>Khách Hàng</text:p>
            <text:p>(Customer)</text:p>
          </table:table-cell>
          <table:table-cell table:style-name="ce28" office:value-type="string">
            <text:p>Nhập</text:p>
            <text:p>(Receipt)</text:p>
          </table:table-cell>
          <table:table-cell table:style-name="ce28" office:value-type="string">
            <text:p>Xuất</text:p>
            <text:p>(Issue)</text:p>
          </table:table-cell>
          <table:table-cell table:style-name="ce28" office:value-type="string">
            <text:p>Tồn</text:p>
            <text:p>(Remain)</text:p>
          </table:table-cell>
          <table:table-cell table:style-name="ce15" office:value-type="string">
            <text:p>Ghi chú</text:p>
            <text:p>Notes</text:p>
          </table:table-cell>
          <table:table-cell table:style-name="ce38" table:number-columns-repeated="1015"/>
        </table:table-row>
        <table:table-row table:style-name="ro8">
          <table:table-cell table:style-name="ce5"/>
          <table:table-cell table:style-name="ce10"/>
          <table:table-cell table:style-name="ce16"/>
          <table:table-cell table:style-name="ce23"/>
          <table:table-cell table:style-name="ce29" table:number-columns-repeated="2"/>
          <table:table-cell table:style-name="ce33" office:value-type="string">
            <text:p><text:a xlink:href="python://get_fist()" xlink:type="simple">qty_fist</text:a></text:p>
          </table:table-cell>
          <table:table-cell table:style-name="ce23"/>
          <table:table-cell table:number-columns-repeated="1015"/>
        </table:table-row>
        <table:table-row table:style-name="ro8">
          <table:table-cell table:style-name="Default"/>
          <table:table-cell office:value-type="string">
            <text:p><text:span text:style-name="T1"><text:a xlink:href="python://for%20each=%22line%20in%20get_line()%20%22" xlink:type="simple">for</text:a></text:span></text:p>
          </table:table-cell>
          <table:table-cell table:style-name="ce17"/>
          <table:table-cell table:style-name="ce23"/>
          <table:table-cell table:style-name="ce30"/>
          <table:table-cell table:style-name="ce29" table:number-columns-repeated="2"/>
          <table:table-cell table:style-name="ce23"/>
          <table:table-cell table:number-columns-repeated="1015"/>
        </table:table-row>
        <table:table-row table:style-name="ro8">
          <table:table-cell table:style-name="ce5"/>
          <table:table-cell table:style-name="ce11" office:value-type="string">
            <text:p><text:a xlink:href="python://line['date']%20or%20False" xlink:type="simple">date</text:a></text:p>
          </table:table-cell>
          <table:table-cell table:style-name="ce18" office:value-type="string">
            <text:p><text:a xlink:href="python://get_so_hd(line['des'])%20or%20line['des']" xlink:type="simple">des</text:a></text:p>
          </table:table-cell>
          <table:table-cell table:style-name="ce24" office:value-type="string">
            <text:p><text:a xlink:href="python://line['name']%20or%20'Chuyển%20kho%20nội%20bộ'" xlink:type="simple">name</text:a></text:p>
          </table:table-cell>
          <table:table-cell table:style-name="ce31" office:value-type="string">
            <text:p><text:a xlink:href="python://line['nhap_qty']" xlink:type="simple">nhap_qty</text:a></text:p>
          </table:table-cell>
          <table:table-cell table:style-name="ce31" office:value-type="string">
            <text:p><text:a xlink:href="python://line['xuat_qty']" xlink:type="simple">xuat_qty</text:a></text:p>
          </table:table-cell>
          <table:table-cell table:style-name="ce31" office:value-type="string">
            <text:p><text:a xlink:href="python://line['ton_qty']" xlink:type="simple">ton_qty</text:a></text:p>
          </table:table-cell>
          <table:table-cell table:style-name="ce24" office:value-type="string">
            <text:p><text:a xlink:href="python://line['note']%20or%20False" xlink:type="simple">note</text:a></text:p>
          </table:table-cell>
          <table:table-cell table:number-columns-repeated="1015"/>
        </table:table-row>
        <table:table-row table:style-name="ro8">
          <table:table-cell table:style-name="Default"/>
          <table:table-cell office:value-type="string">
            <text:p><text:a xlink:href="python:///for" xlink:type="simple">end for</text:a></text:p>
          </table:table-cell>
          <table:table-cell table:style-name="ce17"/>
          <table:table-cell table:style-name="ce23"/>
          <table:table-cell table:style-name="ce30"/>
          <table:table-cell table:style-name="ce29" table:number-columns-repeated="2"/>
          <table:table-cell table:style-name="ce23"/>
          <table:table-cell table:number-columns-repeated="1015"/>
        </table:table-row>
        <table:table-row table:style-name="ro8">
          <table:table-cell table:style-name="ce5"/>
          <table:table-cell table:style-name="ce10"/>
          <table:table-cell table:style-name="ce17"/>
          <table:table-cell table:style-name="ce23" office:value-type="string">
            <text:p>Sub Total: </text:p>
          </table:table-cell>
          <table:table-cell table:style-name="ce32" office:value-type="string">
            <text:p><text:a xlink:href="python://get_sum_rcv()" xlink:type="simple">get_sum_rcv</text:a></text:p>
          </table:table-cell>
          <table:table-cell table:style-name="ce33" office:value-type="string">
            <text:p><text:a xlink:href="python://get_sum_issue()" xlink:type="simple">get_sum_issue</text:a></text:p>
          </table:table-cell>
          <table:table-cell table:style-name="ce34"/>
          <table:table-cell table:style-name="ce23"/>
          <table:table-cell table:number-columns-repeated="1015"/>
        </table:table-row>
        <table:table-row table:style-name="ro8">
          <table:table-cell table:style-name="ce5"/>
          <table:table-cell table:style-name="ce10"/>
          <table:table-cell table:style-name="ce16"/>
          <table:table-cell table:style-name="ce23" office:value-type="string">
            <text:p>Tồn cuối kỳ/Ending Bal.</text:p>
          </table:table-cell>
          <table:table-cell table:style-name="ce29" table:number-columns-repeated="2"/>
          <table:table-cell table:style-name="ce29" office:value-type="string">
            <text:p><text:a xlink:href="python://get_ton_cuoi()" xlink:type="simple">get_ton_cuoi</text:a></text:p>
          </table:table-cell>
          <table:table-cell table:style-name="ce23"/>
          <table:table-cell table:number-columns-repeated="1015"/>
        </table:table-row>
        <table:table-row table:style-name="ro8">
          <table:table-cell table:style-name="ce5"/>
          <table:table-cell table:style-name="ce10"/>
          <table:table-cell table:style-name="ce19" table:number-columns-repeated="2"/>
          <table:table-cell table:style-name="ce29" table:number-columns-repeated="3"/>
          <table:table-cell table:style-name="ce23"/>
          <table:table-cell table:number-columns-repeated="1015"/>
        </table:table-row>
        <table:table-row table:style-name="ro6">
          <table:table-cell table:style-name="ce5"/>
          <table:table-cell table:number-columns-repeated="1022"/>
        </table:table-row>
        <table:table-row table:style-name="ro6" table:number-rows-repeated="1048559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0-15T08:18:38</meta:creation-date>
    <dc:date>2015-09-15T14:16:53</dc:date>
    <meta:generator>LibreOffice/3.5$Linux_X86_64 LibreOffice_project/350m1$Build-2</meta:generator>
    <meta:editing-duration>PT9H44M21S</meta:editing-duration>
    <meta:editing-cycles>149</meta:editing-cycles>
    <dc:creator>tranhung </dc:creator>
    <meta:document-statistic meta:table-count="1" meta:cell-count="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